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sernr</text:p>
          </table:table-cell>
          <table:table-cell office:value-type="string">
            <text:p>checked </text:p>
          </table:table-cell>
          <table:table-cell office:value-type="string">
            <text:p>loc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70518">
            <text:p>20170518</text:p>
          </table:table-cell>
          <table:table-cell office:value-type="string">
            <text:p>Gent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70518">
            <text:p>20170518</text:p>
          </table:table-cell>
          <table:table-cell office:value-type="string">
            <text:p>Gen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70518">
            <text:p>20170518</text:p>
          </table:table-cell>
          <table:table-cell office:value-type="string">
            <text:p>Gen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70518">
            <text:p>20170518</text:p>
          </table:table-cell>
          <table:table-cell office:value-type="string">
            <text:p>Gent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70518">
            <text:p>20170518</text:p>
          </table:table-cell>
          <table:table-cell office:value-type="string">
            <text:p>Gen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170518">
            <text:p>20170518</text:p>
          </table:table-cell>
          <table:table-cell office:value-type="string">
            <text:p>Gent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170518">
            <text:p>20170518</text:p>
          </table:table-cell>
          <table:table-cell office:value-type="string">
            <text:p>Gen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0170518">
            <text:p>20170518</text:p>
          </table:table-cell>
          <table:table-cell office:value-type="string">
            <text:p>Gen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0170518">
            <text:p>20170518</text:p>
          </table:table-cell>
          <table:table-cell office:value-type="string">
            <text:p>Gen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170518">
            <text:p>20170518</text:p>
          </table:table-cell>
          <table:table-cell office:value-type="string">
            <text:p>Gen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0170519">
            <text:p>20170519</text:p>
          </table:table-cell>
          <table:table-cell office:value-type="string">
            <text:p>Gent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0170519">
            <text:p>20170519</text:p>
          </table:table-cell>
          <table:table-cell office:value-type="string">
            <text:p>Gent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0170519">
            <text:p>20170519</text:p>
          </table:table-cell>
          <table:table-cell office:value-type="string">
            <text:p>Gent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0170519">
            <text:p>20170519</text:p>
          </table:table-cell>
          <table:table-cell office:value-type="string">
            <text:p>Gent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0170519">
            <text:p>20170519</text:p>
          </table:table-cell>
          <table:table-cell office:value-type="string">
            <text:p>Gen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0170519">
            <text:p>20170519</text:p>
          </table:table-cell>
          <table:table-cell office:value-type="string">
            <text:p>Gent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20170519">
            <text:p>20170519</text:p>
          </table:table-cell>
          <table:table-cell office:value-type="string">
            <text:p>Gen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0170519">
            <text:p>20170519</text:p>
          </table:table-cell>
          <table:table-cell office:value-type="string">
            <text:p>Gent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170519">
            <text:p>20170519</text:p>
          </table:table-cell>
          <table:table-cell office:value-type="string">
            <text:p>Gent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0170519">
            <text:p>20170519</text:p>
          </table:table-cell>
          <table:table-cell office:value-type="string">
            <text:p>Gent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0170519">
            <text:p>20170519</text:p>
          </table:table-cell>
          <table:table-cell office:value-type="string">
            <text:p>Gent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0170519">
            <text:p>20170519</text:p>
          </table:table-cell>
          <table:table-cell office:value-type="string">
            <text:p>Gent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0170519">
            <text:p>20170519</text:p>
          </table:table-cell>
          <table:table-cell office:value-type="string">
            <text:p>Gen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0170519">
            <text:p>20170519</text:p>
          </table:table-cell>
          <table:table-cell office:value-type="string">
            <text:p>Bristol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0170519">
            <text:p>20170519</text:p>
          </table:table-cell>
          <table:table-cell office:value-type="string">
            <text:p>Bristol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0">05/20/2017</text:date>, <text:time>09:44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12S</meta:editing-duration>
    <meta:editing-cycles>3</meta:editing-cycles>
    <meta:generator>OpenOffice/4.1.1$Win32 OpenOffice.org_project/411m6$Build-9775</meta:generator>
    <dc:date>2017-05-20T09:44:00.49</dc:date>
    <dc:creator>Wim Beaumont</dc:creator>
    <meta:document-statistic meta:table-count="3" meta:cell-count="79" meta:object-count="0"/>
    <meta:user-defined meta:name="Info 1"/>
    <meta:user-defined meta:name="Info 2"/>
    <meta:user-defined meta:name="Info 3"/>
    <meta:user-defined meta:name="Info 4"/>
  </office:meta>
</office:document-meta>
</file>